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Après mes études j'ai toujours travaillé dans les meilleurs restaurants en France et en Belgique <text:s text:c="2"/>pour apprendre la base et l'organisation d'une cuisine supérieure.</text:p>
      <text:p text:style-name="Standard"/>
      <text:p text:style-name="Standard">Je recherche donc un travail qui sera un véritable défi. </text:p>
      <text:p text:style-name="Standard"/>
      <text:p text:style-name="Standard">Je travaille assez vite, avec beaucoup d'attention pour l'hygiène, l'organisation, la confiance en soi, plein d'envie et d'une certaine 'calme'.</text:p>
      <text:p text:style-name="Standard"/>
      <text:p text:style-name="Standard">Je suis une personne professionnelle, c'est-à-dire: je m'intéresse aux nouvelles idées dans la cuisine, le vin, les produits, les plats regionaux pour chercher et apprendre les goûts, les odeurs, les textures, les couleurs et les dressages. </text:p>
      <text:p text:style-name="Standard">Dans mes expériences précédentes j'ai travaillé avec des chefs qui m'ont laissé aussi la liberté d'experimenter des plats nouveaux. Souvent avec beaucoup de succès.</text:p>
      <text:p text:style-name="Standard"/>
      <text:p text:style-name="Standard">Je me sens à l'aise dans un contexte international. Je m'exprime en néerlandais, en français et en anglais. <text:s/>J'aime apprendre de nouvelles idées et styles toujours avec beaucoup d'envie et un esprit ouve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nl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hosti</meta:initial-creator>
    <meta:creation-date>2008-05-18T17:08:33</meta:creation-date>
    <dc:creator>hosti</dc:creator>
    <dc:date>2008-05-18T20:45:51</dc:date>
    <meta:editing-cycles>1</meta:editing-cycles>
    <meta:editing-duration>PT9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49" meta:character-count="978"/>
  </office:meta>
</office:document-meta>
</file>